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16C2BA05BF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603cm" svg:y="14.635cm" svg:width="6.001cm" svg:height="6.001cm" draw:z-index="0"><draw:image xlink:href="Pictures/100000000000016C0000016C2BA05BF0.jpg" xlink:type="simple" xlink:show="embed" xlink:actuate="onLoad" draw:mime-type="image/jpeg"/></draw:frame><draw:frame draw:style-name="fr1" draw:name="Imagen1 Copia 1" text:anchor-type="char" svg:x="11.319cm" svg:y="14.774cm" svg:width="6.001cm" svg:height="6.001cm" draw:z-index="1"><draw:image xlink:href="Pictures/100000000000016C0000016C2BA05BF0.jpg" xlink:type="simple" xlink:show="embed" xlink:actuate="onLoad" draw:mime-type="image/jpeg"/></draw:frame><draw:frame draw:style-name="fr1" draw:name="Imagen1 Copia 2" text:anchor-type="char" svg:x="11.232cm" svg:y="0.03cm" svg:width="6.001cm" svg:height="6.001cm" draw:z-index="2"><draw:image xlink:href="Pictures/100000000000016C0000016C2BA05BF0.jpg" xlink:type="simple" xlink:show="embed" xlink:actuate="onLoad" draw:mime-type="image/jpeg"/></draw:frame><draw:frame draw:style-name="fr1" draw:name="Imagen1 Copia 3" text:anchor-type="char" svg:x="0.531cm" svg:y="7.121cm" svg:width="6.001cm" svg:height="6.001cm" draw:z-index="3"><draw:image xlink:href="Pictures/100000000000016C0000016C2BA05BF0.jpg" xlink:type="simple" xlink:show="embed" xlink:actuate="onLoad" draw:mime-type="image/jpeg"/></draw:frame><draw:frame draw:style-name="fr1" draw:name="Imagen1 Copia 4" text:anchor-type="char" svg:x="0.445cm" svg:y="0.03cm" svg:width="6.001cm" svg:height="6.001cm" draw:z-index="4"><draw:image xlink:href="Pictures/100000000000016C0000016C2BA05BF0.jpg" xlink:type="simple" xlink:show="embed" xlink:actuate="onLoad" draw:mime-type="image/jpeg"/></draw:frame><draw:frame draw:style-name="fr1" draw:name="Imagen1 Copia 5" text:anchor-type="char" svg:x="11.206cm" svg:y="7.121cm" svg:width="6.001cm" svg:height="6.001cm" draw:z-index="5"><draw:image xlink:href="Pictures/100000000000016C0000016C2BA05BF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6:24:04.871000000</meta:creation-date>
    <dc:date>2024-11-28T16:27:30.415000000</dc:date>
    <meta:editing-duration>PT3M25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8.3.2$Windows_X86_64 LibreOffice_project/48a6bac9e7e268aeb4c3483fcf825c94556d9f92</meta:generator>
  </office:meta>
</office:document-meta>
</file>